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66.55mm"/>
    </style:style>
    <style:style style:name="co3" style:family="table-column">
      <style:table-column-properties fo:break-before="auto" style:column-width="9.44mm"/>
    </style:style>
    <style:style style:name="co4" style:family="table-column">
      <style:table-column-properties fo:break-before="auto" style:column-width="11.73mm"/>
    </style:style>
    <style:style style:name="co5" style:family="table-column">
      <style:table-column-properties fo:break-before="auto" style:column-width="14.34mm"/>
    </style:style>
    <style:style style:name="co6" style:family="table-column">
      <style:table-column-properties fo:break-before="auto" style:column-width="126.59mm"/>
    </style:style>
    <style:style style:name="co7" style:family="table-column">
      <style:table-column-properties fo:break-before="auto" style:column-width="243.08mm"/>
    </style:style>
    <style:style style:name="ro1" style:family="table-row">
      <style:table-row-properties style:row-height="4.2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padding="0.71mm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AuthorFirst</text:p>
          </table:table-cell>
          <table:table-cell table:style-name="ce1"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table:style-name="ce3" office:value-type="string" calcext:value-type="string">
            <text:p>HourMinut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HourDecimal</text:p>
          </table:table-cell>
          <table:table-cell table:style-name="ce6" office:value-type="string" calcext:value-type="string">
            <text:p>Prompts</text:p>
          </table:table-cell>
          <table:table-cell office:value-type="string" calcext:value-type="string">
            <text:p>Text available at http://www.gutenberg.org/</text:p>
          </table:table-cell>
          <table:table-cell office:value-type="string" calcext:value-type="string">
            <text:p>Locatio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Applefield</text:p>
          </table:table-cell>
          <table:table-cell office:value-type="string" calcext:value-type="string">
            <text:p>On a Flying Fish</text:p>
          </table:table-cell>
          <table:table-cell table:style-name="ce3" office:value-type="time" office:time-value="PT13H01M00S" calcext:value-type="time">
            <text:p>13: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" table:formula="of:=ROUND(+[.E2]+[.F2]/60;2)" office:value-type="float" office:value="13.02" calcext:value-type="float">
            <text:p>13,02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contemporary_authors/on_a_flying_fish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Emma</text:p>
          </table:table-cell>
          <table:table-cell table:style-name="ce3" office:value-type="time" office:time-value="PT15H07M00S" calcext:value-type="time">
            <text:p>15:0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5" table:formula="of:=ROUND(+[.E3]+[.F3]/60;2)" office:value-type="float" office:value="15.12" calcext:value-type="float">
            <text:p>15,12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jane_austen/emma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Mansfield Park</text:p>
          </table:table-cell>
          <table:table-cell table:style-name="ce3" office:value-type="time" office:time-value="PT14H56M00S" calcext:value-type="time">
            <text:p>14:5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5" table:formula="of:=ROUND(+[.E4]+[.F4]/60;2)" office:value-type="float" office:value="14.93" calcext:value-type="float">
            <text:p>14,93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in/unsegmented/jane_austen/mansfield_park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Persuasion</text:p>
          </table:table-cell>
          <table:table-cell table:style-name="ce3" office:value-type="time" office:time-value="PT08H27M00S" calcext:value-type="time">
            <text:p>08:2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5" table:formula="of:=ROUND(+[.E5]+[.F5]/60;2)" office:value-type="float" office:value="8.45" calcext:value-type="float">
            <text:p>8,4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jane_austen/persuasion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Pride and Prejudice</text:p>
          </table:table-cell>
          <table:table-cell table:style-name="ce3" office:value-type="time" office:time-value="PT12H10M00S" calcext:value-type="time">
            <text:p>12: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5" table:formula="of:=ROUND(+[.E6]+[.F6]/60;2)" office:value-type="float" office:value="12.17" calcext:value-type="float">
            <text:p>12,17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jane_austen/pride_and_prejudice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Austen</text:p>
          </table:table-cell>
          <table:table-cell office:value-type="string" calcext:value-type="string">
            <text:p>Sense and Sensibility</text:p>
          </table:table-cell>
          <table:table-cell table:style-name="ce3" office:value-type="time" office:time-value="PT12H30M00S" calcext:value-type="time">
            <text:p>12: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5" table:formula="of:=ROUND(+[.E7]+[.F7]/60;2)" office:value-type="float" office:value="12.5" calcext:value-type="float">
            <text:p>12,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jane_austen/sense_and_sensibility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. Frank</text:p>
          </table:table-cell>
          <table:table-cell table:style-name="ce1" office:value-type="string" calcext:value-type="string">
            <text:p>Baum</text:p>
          </table:table-cell>
          <table:table-cell office:value-type="string" calcext:value-type="string">
            <text:p>The Emerald City of Oz</text:p>
          </table:table-cell>
          <table:table-cell table:style-name="ce3" office:value-type="time" office:time-value="PT05H35M00S" calcext:value-type="time">
            <text:p>05: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5" table:formula="of:=ROUND(+[.E8]+[.F8]/60;2)" office:value-type="float" office:value="5.58" calcext:value-type="float">
            <text:p>5,58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the_emerald_city_of_oz_and_the_patchwork_girl_of_oz/the_emerald_city_of_oz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. Frank</text:p>
          </table:table-cell>
          <table:table-cell table:style-name="ce1" office:value-type="string" calcext:value-type="string">
            <text:p>Baum</text:p>
          </table:table-cell>
          <table:table-cell office:value-type="string" calcext:value-type="string">
            <text:p>The Patchwork Girl of Oz</text:p>
          </table:table-cell>
          <table:table-cell table:style-name="ce3" office:value-type="time" office:time-value="PT05H41M00S" calcext:value-type="time">
            <text:p>05:4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style-name="ce5" table:formula="of:=ROUND(+[.E9]+[.F9]/60;2)" office:value-type="float" office:value="5.68" calcext:value-type="float">
            <text:p>5,68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the_emerald_city_of_oz_and_the_patchwork_girl_of_oz/the_patchwork_girl_of_oz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harlotte</text:p>
          </table:table-cell>
          <table:table-cell table:style-name="ce1" office:value-type="string" calcext:value-type="string">
            <text:p>Bronte</text:p>
          </table:table-cell>
          <table:table-cell office:value-type="string" calcext:value-type="string">
            <text:p>Jane Eyre</text:p>
          </table:table-cell>
          <table:table-cell table:style-name="ce3" office:value-type="time" office:time-value="PT17H49M00S" calcext:value-type="time">
            <text:p>17:49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5" table:formula="of:=ROUND(+[.E10]+[.F10]/60;2)" office:value-type="float" office:value="17.82" calcext:value-type="float">
            <text:p>17,82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jane_eyre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nces Hodgsen</text:p>
          </table:table-cell>
          <table:table-cell table:style-name="ce1" office:value-type="string" calcext:value-type="string">
            <text:p>Burnett</text:p>
          </table:table-cell>
          <table:table-cell office:value-type="string" calcext:value-type="string">
            <text:p>A Little Princess</text:p>
          </table:table-cell>
          <table:table-cell table:style-name="ce3" office:value-type="time" office:time-value="PT06H30M00S" calcext:value-type="time">
            <text:p>06: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5" table:formula="of:=ROUND(+[.E11]+[.F11]/60;2)" office:value-type="float" office:value="6.5" calcext:value-type="float">
            <text:p>6,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a_little_princess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ances Hodgsen</text:p>
          </table:table-cell>
          <table:table-cell table:style-name="ce1" office:value-type="string" calcext:value-type="string">
            <text:p>Burnett</text:p>
          </table:table-cell>
          <table:table-cell office:value-type="string" calcext:value-type="string">
            <text:p>The Secret Garden</text:p>
          </table:table-cell>
          <table:table-cell table:style-name="ce3" office:value-type="time" office:time-value="PT09H14M00S" calcext:value-type="time">
            <text:p>09: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5" table:formula="of:=ROUND(+[.E12]+[.F12]/60;2)" office:value-type="float" office:value="9.23" calcext:value-type="float">
            <text:p>9,23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the_secret_garden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ewis</text:p>
          </table:table-cell>
          <table:table-cell table:style-name="ce1" office:value-type="string" calcext:value-type="string">
            <text:p>Carroll</text:p>
          </table:table-cell>
          <table:table-cell office:value-type="string" calcext:value-type="string">
            <text:p>Through the Looking Glass</text:p>
          </table:table-cell>
          <table:table-cell table:style-name="ce3" office:value-type="time" office:time-value="PT02H54M00S" calcext:value-type="time">
            <text:p>02:5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5" table:formula="of:=ROUND(+[.E13]+[.F13]/60;2)" office:value-type="float" office:value="2.9" calcext:value-type="float">
            <text:p>2,9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wizard_of_oz_alice_in_wonderland_throughthe_looking_glass/through_the_looking_glass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Cather</text:p>
          </table:table-cell>
          <table:table-cell office:value-type="string" calcext:value-type="string">
            <text:p>Scandal</text:p>
          </table:table-cell>
          <table:table-cell table:style-name="ce3" office:value-type="time" office:time-value="PT00H42M00S" calcext:value-type="time">
            <text:p>00: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table:formula="of:=ROUND(+[.E14]+[.F14]/60;2)" office:value-type="float" office:value="0.7" calcext:value-type="float">
            <text:p>0,7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womens_classics/o_pioneers_and_scandal/scandal/scandal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Chopin</text:p>
          </table:table-cell>
          <table:table-cell office:value-type="string" calcext:value-type="string">
            <text:p>The Awakening</text:p>
          </table:table-cell>
          <table:table-cell table:style-name="ce3" office:value-type="time" office:time-value="PT02H35M00S" calcext:value-type="time">
            <text:p>02:3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style-name="ce5" table:formula="of:=ROUND(+[.E15]+[.F15]/60;2)" office:value-type="float" office:value="2.58" calcext:value-type="float">
            <text:p>2,58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the_awakening_and_all_kate_chopin_stories/the_awakening/*.mp3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Colette</text:p>
          </table:table-cell>
          <table:table-cell office:value-type="string" calcext:value-type="string">
            <text:p>Cheri</text:p>
          </table:table-cell>
          <table:table-cell table:style-name="ce3" office:value-type="time" office:time-value="PT04H18M00S" calcext:value-type="time">
            <text:p>04:1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5" table:formula="of:=ROUND(+[.E16]+[.F16]/60;2)" office:value-type="float" office:value="4.73" calcext:value-type="float">
            <text:p>4,73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womens_classics/cheri_and_the_last_of_cheri_coming_soon/cheri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Drummond</text:p>
          </table:table-cell>
          <table:table-cell office:value-type="string" calcext:value-type="string">
            <text:p>The Greatest Thing in the World</text:p>
          </table:table-cell>
          <table:table-cell table:style-name="ce3" office:value-type="time" office:time-value="PT00H55M00S" calcext:value-type="time">
            <text:p>00: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" table:formula="of:=ROUND(+[.E17]+[.F17]/60;2)" office:value-type="float" office:value="0.92" calcext:value-type="float">
            <text:p>0,92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religion/what_men_live_byandthe_greatest_thing_in_the_world/the_greatest_thing_in_the_world/the_greatest_thing_in_the_world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Dungan</text:p>
          </table:table-cell>
          <table:table-cell office:value-type="string" calcext:value-type="string">
            <text:p>The Gospel According to Condo Don</text:p>
          </table:table-cell>
          <table:table-cell table:style-name="ce3" office:value-type="time" office:time-value="PT05H56M00S" calcext:value-type="time">
            <text:p>05:5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5" table:formula="of:=ROUND(+[.E18]+[.F18]/60;2)" office:value-type="float" office:value="5.93" calcext:value-type="float">
            <text:p>5,93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contemporary_authors/condo_don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eorge</text:p>
          </table:table-cell>
          <table:table-cell table:style-name="ce1" office:value-type="string" calcext:value-type="string">
            <text:p>Elliot</text:p>
          </table:table-cell>
          <table:table-cell office:value-type="string" calcext:value-type="string">
            <text:p>Silas Marner</text:p>
          </table:table-cell>
          <table:table-cell table:style-name="ce3" office:value-type="time" office:time-value="PT07H07M00S" calcext:value-type="time">
            <text:p>07:0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table:formula="of:=ROUND(+[.E19]+[.F19]/60;2)" office:value-type="float" office:value="7.12" calcext:value-type="float">
            <text:p>7,12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silas_marner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F. Scott</text:p>
          </table:table-cell>
          <table:table-cell table:style-name="ce1" office:value-type="string" calcext:value-type="string">
            <text:p>Fitzgerald</text:p>
          </table:table-cell>
          <table:table-cell office:value-type="string" calcext:value-type="string">
            <text:p>Bernice Bobs Her Hair</text:p>
          </table:table-cell>
          <table:table-cell table:style-name="ce3" office:value-type="time" office:time-value="PT01H00M00S" calcext:value-type="time">
            <text:p>01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table:formula="of:=ROUND(+[.E20]+[.F20]/60;2)" office:value-type="float" office:value="1" calcext:value-type="float">
            <text:p>1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gentlemen_prefer_blondes_and_bernice_bobs_her_hair_and_the_ice_palace/_bernice_bobs_her_hair_by_fs_fitzgerald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. M.</text:p>
          </table:table-cell>
          <table:table-cell table:style-name="ce1" office:value-type="string" calcext:value-type="string">
            <text:p>Forster</text:p>
          </table:table-cell>
          <table:table-cell office:value-type="string" calcext:value-type="string">
            <text:p>A Room with a View</text:p>
          </table:table-cell>
          <table:table-cell table:style-name="ce3" office:value-type="time" office:time-value="PT07H15M00S" calcext:value-type="time">
            <text:p>07: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5" table:formula="of:=ROUND(+[.E21]+[.F21]/60;2)" office:value-type="float" office:value="7.25" calcext:value-type="float">
            <text:p>7,2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classic_novels/a_room_with_a_view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Hardy</text:p>
          </table:table-cell>
          <table:table-cell office:value-type="string" calcext:value-type="string">
            <text:p>Far from the Madding Crowd</text:p>
          </table:table-cell>
          <table:table-cell table:style-name="ce3" office:value-type="time" office:time-value="PT14H11M00S" calcext:value-type="time">
            <text:p>14: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5" table:formula="of:=ROUND(+[.E22]+[.F22]/60;2)" office:value-type="float" office:value="14.18" calcext:value-type="float">
            <text:p>14,18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far_from_the_madding_crowd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athaniel</text:p>
          </table:table-cell>
          <table:table-cell table:style-name="ce1" office:value-type="string" calcext:value-type="string">
            <text:p>Hawthorne</text:p>
          </table:table-cell>
          <table:table-cell office:value-type="string" calcext:value-type="string">
            <text:p>The Scarlet Letter</text:p>
          </table:table-cell>
          <table:table-cell table:style-name="ce3" office:value-type="time" office:time-value="PT08H30M00S" calcext:value-type="time">
            <text:p>08: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5" table:formula="of:=ROUND(+[.E23]+[.F23]/60;2)" office:value-type="float" office:value="8.5" calcext:value-type="float">
            <text:p>8,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classic_novels/the_scarlet_letter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. </text:p>
          </table:table-cell>
          <table:table-cell table:style-name="ce1" office:value-type="string" calcext:value-type="string">
            <text:p>Henry</text:p>
          </table:table-cell>
          <table:table-cell office:value-type="string" calcext:value-type="string">
            <text:p>The Gift of the Magi</text:p>
          </table:table-cell>
          <table:table-cell table:style-name="ce3" office:value-type="time" office:time-value="PT00H14M00S" calcext:value-type="time">
            <text:p>00: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table:formula="of:=ROUND(+[.E24]+[.F24]/60;2)" office:value-type="float" office:value="0.23" calcext:value-type="float">
            <text:p>0,23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christmas/christmas_stories/the_gift_of_the_magi/the_gift_of_the_magi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James</text:p>
          </table:table-cell>
          <table:table-cell office:value-type="string" calcext:value-type="string">
            <text:p>Daisy Miller</text:p>
          </table:table-cell>
          <table:table-cell table:style-name="ce3" office:value-type="time" office:time-value="PT02H11M00S" calcext:value-type="time">
            <text:p>02: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5" table:formula="of:=ROUND(+[.E25]+[.F25]/60;2)" office:value-type="float" office:value="2.18" calcext:value-type="float">
            <text:p>2,18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classic_novels/daisy_miller_and_the_turn_of_the_screw/daisy_miller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James</text:p>
          </table:table-cell>
          <table:table-cell office:value-type="string" calcext:value-type="string">
            <text:p>Washington Square</text:p>
          </table:table-cell>
          <table:table-cell table:style-name="ce3" office:value-type="time" office:time-value="PT06H24M00S" calcext:value-type="time">
            <text:p>06: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5" table:formula="of:=ROUND(+[.E26]+[.F26]/60;2)" office:value-type="float" office:value="6.4" calcext:value-type="float">
            <text:p>6,4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classic_novels/washington_square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dyard</text:p>
          </table:table-cell>
          <table:table-cell table:style-name="ce1" office:value-type="string" calcext:value-type="string">
            <text:p>Kipling</text:p>
          </table:table-cell>
          <table:table-cell office:value-type="string" calcext:value-type="string">
            <text:p>The Jungle Book</text:p>
          </table:table-cell>
          <table:table-cell table:style-name="ce3" office:value-type="time" office:time-value="PT11H47M00S" calcext:value-type="time">
            <text:p>11:4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style-name="ce5" table:formula="of:=ROUND(+[.E27]+[.F27]/60;2)" office:value-type="float" office:value="11.78" calcext:value-type="float">
            <text:p>11,78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the_jungle_books/{the_jungle_boo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. H.</text:p>
          </table:table-cell>
          <table:table-cell table:style-name="ce1" office:value-type="string" calcext:value-type="string">
            <text:p>Lawrence</text:p>
          </table:table-cell>
          <table:table-cell office:value-type="string" calcext:value-type="string">
            <text:p>Lady Chatterley's Lover</text:p>
          </table:table-cell>
          <table:table-cell table:style-name="ce3" office:value-type="time" office:time-value="PT11H49M00S" calcext:value-type="time">
            <text:p>11:49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5" table:formula="of:=ROUND(+[.E28]+[.F28]/60;2)" office:value-type="float" office:value="11.82" calcext:value-type="float">
            <text:p>11,82</text:p>
          </table:table-cell>
          <table:table-cell table:style-name="ce6"/>
          <table:table-cell office:value-type="string" calcext:value-type="string">
            <text:p>NO – but on australian gutenberg - http://gutenberg.net.au/ebooks01/0100181.txt</text:p>
          </table:table-cell>
          <table:table-cell office:value-type="string" calcext:value-type="string">
            <text:p>train/unsegmented/womens_classics/lady_chatterley_s_lover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 Sheridan</text:p>
          </table:table-cell>
          <table:table-cell table:style-name="ce1" office:value-type="string" calcext:value-type="string">
            <text:p>LeFanu</text:p>
          </table:table-cell>
          <table:table-cell office:value-type="string" calcext:value-type="string">
            <text:p>Carmilla</text:p>
          </table:table-cell>
          <table:table-cell table:style-name="ce3" office:value-type="time" office:time-value="PT02H52M00S" calcext:value-type="time">
            <text:p>02:5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5" table:formula="of:=ROUND(+[.E29]+[.F29]/60;2)" office:value-type="float" office:value="2.87" calcext:value-type="float">
            <text:p>2,87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thriller_mytery/mysteries/carmilla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 Sheridan</text:p>
          </table:table-cell>
          <table:table-cell table:style-name="ce1" office:value-type="string" calcext:value-type="string">
            <text:p>LeFanu</text:p>
          </table:table-cell>
          <table:table-cell office:value-type="string" calcext:value-type="string">
            <text:p>The White Cat of Drumgonniol</text:p>
          </table:table-cell>
          <table:table-cell table:style-name="ce3" office:value-type="time" office:time-value="PT00H28M00S" calcext:value-type="time">
            <text:p>00: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table:formula="of:=ROUND(+[.E30]+[.F30]/60;2)" office:value-type="float" office:value="0.47" calcext:value-type="float">
            <text:p>0,47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thriller_mytery/mysteries/the_white_cat_of_drumgunniol/the_whitecat_of_drumgunniol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Loos</text:p>
          </table:table-cell>
          <table:table-cell office:value-type="string" calcext:value-type="string">
            <text:p>Gentlemen Prefer Blondes</text:p>
          </table:table-cell>
          <table:table-cell table:style-name="ce3" office:value-type="time" office:time-value="PT03H39M00S" calcext:value-type="time">
            <text:p>03:3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style-name="ce5" table:formula="of:=ROUND(+[.E31]+[.F31]/60;2)" office:value-type="float" office:value="3.65" calcext:value-type="float">
            <text:p>3,65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womens_classics/gentlemen_prefer_blondes_and_bernice_bobs_her_hair_and_the_ice_palace/gentlemen_prefer_blondes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dgar Allen</text:p>
          </table:table-cell>
          <table:table-cell table:style-name="ce1" office:value-type="string" calcext:value-type="string">
            <text:p>Poe</text:p>
          </table:table-cell>
          <table:table-cell office:value-type="string" calcext:value-type="string">
            <text:p>The Facts in the Case of M. Valdemar</text:p>
          </table:table-cell>
          <table:table-cell table:style-name="ce3" office:value-type="time" office:time-value="PT00H25M00S" calcext:value-type="time">
            <text:p>00: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" table:formula="of:=ROUND(+[.E32]+[.F32]/60;2)" office:value-type="float" office:value="0.42" calcext:value-type="float">
            <text:p>0,42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thriller_mytery/edgar_allan_poe/02._the_facts_in_the_case_of_m_valdemar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Potter</text:p>
          </table:table-cell>
          <table:table-cell office:value-type="string" calcext:value-type="string">
            <text:p>Classics including the Tale of Peter Rabbit</text:p>
          </table:table-cell>
          <table:table-cell table:style-name="ce3" office:value-type="time" office:time-value="PT03H06M00S" calcext:value-type="time">
            <text:p>03: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table:formula="of:=ROUND(+[.E33]+[.F33]/60;2)" office:value-type="float" office:value="3.1" calcext:value-type="float">
            <text:p>3,1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children/peter_rabbit_collected_and_the_velveteen_rabbit/{the_velveteen_rabbi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Sewell</text:p>
          </table:table-cell>
          <table:table-cell office:value-type="string" calcext:value-type="string">
            <text:p>Black Beauty</text:p>
          </table:table-cell>
          <table:table-cell table:style-name="ce3" office:value-type="time" office:time-value="PT04H20M00S" calcext:value-type="time">
            <text:p>04: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5" table:formula="of:=ROUND(+[.E34]+[.F34]/60;2)" office:value-type="float" office:value="4.33" calcext:value-type="float">
            <text:p>4,33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rain/unsegmented/young_readers/black_beauty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Shelley</text:p>
          </table:table-cell>
          <table:table-cell office:value-type="string" calcext:value-type="string">
            <text:p>Frankenstein</text:p>
          </table:table-cell>
          <table:table-cell table:style-name="ce3" office:value-type="time" office:time-value="PT08H08M00S" calcext:value-type="time">
            <text:p>08:08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table:formula="of:=ROUND(+[.E35]+[.F35]/60;2)" office:value-type="float" office:value="8.13" calcext:value-type="float">
            <text:p>8,13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thriller_mytery/frankenstein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oanna</text:p>
          </table:table-cell>
          <table:table-cell table:style-name="ce1" office:value-type="string" calcext:value-type="string">
            <text:p>Spyri</text:p>
          </table:table-cell>
          <table:table-cell office:value-type="string" calcext:value-type="string">
            <text:p>Heidi</text:p>
          </table:table-cell>
          <table:table-cell table:style-name="ce3" office:value-type="time" office:time-value="PT06H23M00S" calcext:value-type="time">
            <text:p>06:2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5" table:formula="of:=ROUND(+[.E36]+[.F36]/60;2)" office:value-type="float" office:value="6.38" calcext:value-type="float">
            <text:p>6,38</text:p>
          </table:table-cell>
          <table:table-cell table:style-name="ce6"/>
          <table:table-cell office:value-type="string" calcext:value-type="string">
            <text:p>NO – Different translation</text:p>
          </table:table-cell>
          <table:table-cell office:value-type="string" calcext:value-type="string">
            <text:p>train/unsegmented/young_readers/heidi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bert Louis</text:p>
          </table:table-cell>
          <table:table-cell table:style-name="ce1" office:value-type="string" calcext:value-type="string">
            <text:p>Stevenson</text:p>
          </table:table-cell>
          <table:table-cell office:value-type="string" calcext:value-type="string">
            <text:p>Treasure Island</text:p>
          </table:table-cell>
          <table:table-cell table:style-name="ce3" office:value-type="time" office:time-value="PT06H45M00S" calcext:value-type="time">
            <text:p>06:4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style-name="ce5" table:formula="of:=ROUND(+[.E37]+[.F37]/60;2)" office:value-type="float" office:value="6.75" calcext:value-type="float">
            <text:p>6,7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adventure_and_science_fiction/treasure_island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ules</text:p>
          </table:table-cell>
          <table:table-cell table:style-name="ce1" office:value-type="string" calcext:value-type="string">
            <text:p>Verne</text:p>
          </table:table-cell>
          <table:table-cell office:value-type="string" calcext:value-type="string">
            <text:p>20,000 Leagues Under the Sea</text:p>
          </table:table-cell>
          <table:table-cell table:style-name="ce3" office:value-type="time" office:time-value="PT11H18M00S" calcext:value-type="time">
            <text:p>11:1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5" table:formula="of:=ROUND(+[.E38]+[.F38]/60;2)" office:value-type="float" office:value="11.3" calcext:value-type="float">
            <text:p>11,3</text:p>
          </table:table-cell>
          <table:table-cell table:style-name="ce6"/>
          <table:table-cell office:value-type="string" calcext:value-type="string">
            <text:p>NO – Different translation</text:p>
          </table:table-cell>
          <table:table-cell office:value-type="string" calcext:value-type="string">
            <text:p>train/unsegmented/adventure_and_science_fiction/20000_leagues_under_the_sea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Ethan Frome</text:p>
          </table:table-cell>
          <table:table-cell table:style-name="ce3" office:value-type="time" office:time-value="PT03H31M00S" calcext:value-type="time">
            <text:p>03:3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5" table:formula="of:=ROUND(+[.E39]+[.F39]/60;2)" office:value-type="float" office:value="3.52" calcext:value-type="float">
            <text:p>3,52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ethan_frome_and_madame_de_treymes_and_the_other_two/ethan_frome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Madame de Treymes</text:p>
          </table:table-cell>
          <table:table-cell table:style-name="ce3" office:value-type="time" office:time-value="PT02H08M00S" calcext:value-type="time">
            <text:p>02: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5" table:formula="of:=ROUND(+[.E40]+[.F40]/60;2)" office:value-type="float" office:value="2.13" calcext:value-type="float">
            <text:p>2,13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ethan_frome_and_madame_de_treymes_and_the_other_two/madame_de_treymes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Summer</text:p>
          </table:table-cell>
          <table:table-cell table:style-name="ce3" office:value-type="time" office:time-value="PT05H51M00S" calcext:value-type="time">
            <text:p>05:5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5" table:formula="of:=ROUND(+[.E41]+[.F41]/60;2)" office:value-type="float" office:value="5.85" calcext:value-type="float">
            <text:p>5,85</text:p>
          </table:table-cell>
          <table:table-cell table:style-name="ce6"/>
          <table:table-cell office:value-type="string" calcext:value-type="string">
            <text:p>OK</text:p>
          </table:table-cell>
          <table:table-cell office:value-type="string" calcext:value-type="string">
            <text:p>train/unsegmented/womens_classics/summer_and_roman_fever/summer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Wharton</text:p>
          </table:table-cell>
          <table:table-cell office:value-type="string" calcext:value-type="string">
            <text:p>Roman Fever</text:p>
          </table:table-cell>
          <table:table-cell table:style-name="ce3" office:value-type="time" office:time-value="PT00H33M00S" calcext:value-type="time">
            <text:p>00: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table:formula="of:=ROUND(+[.E42]+[.F42]/60;2)" office:value-type="float" office:value="0.55" calcext:value-type="float">
            <text:p>0,55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womens_classics/summer_and_roman_fever/roman_fever/roman_fever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. B.</text:p>
          </table:table-cell>
          <table:table-cell table:style-name="ce1" office:value-type="string" calcext:value-type="string">
            <text:p>White</text:p>
          </table:table-cell>
          <table:table-cell office:value-type="string" calcext:value-type="string">
            <text:p>The Trumpet of the Swan</text:p>
          </table:table-cell>
          <table:table-cell table:style-name="ce3" office:value-type="time" office:time-value="PT04H10M00S" calcext:value-type="time">
            <text:p>04: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table:formula="of:=ROUND(+[.E43]+[.F43]/60;2)" office:value-type="float" office:value="4.17" calcext:value-type="float">
            <text:p>4,17</text:p>
          </table:table-cell>
          <table:table-cell table:style-name="ce6"/>
          <table:table-cell office:value-type="string" calcext:value-type="string">
            <text:p>NO</text:p>
          </table:table-cell>
          <table:table-cell office:value-type="string" calcext:value-type="string">
            <text:p>train/unsegmented/classic_novels/the_trumpet_of_the_swan/*.mp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rginia</text:p>
          </table:table-cell>
          <table:table-cell table:style-name="ce1" office:value-type="string" calcext:value-type="string">
            <text:p>Woolf</text:p>
          </table:table-cell>
          <table:table-cell office:value-type="string" calcext:value-type="string">
            <text:p>Mrs. Dalloway</text:p>
          </table:table-cell>
          <table:table-cell table:style-name="ce3" office:value-type="time" office:time-value="PT06H36M00S" calcext:value-type="time">
            <text:p>06:3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style-name="ce5" table:formula="of:=ROUND(+[.E44]+[.F44]/60;2)" office:value-type="float" office:value="6.6" calcext:value-type="float">
            <text:p>6,6</text:p>
          </table:table-cell>
          <table:table-cell table:style-name="ce6"/>
          <table:table-cell office:value-type="string" calcext:value-type="string">
            <text:p><text:a xlink:href="http://gutenberg.net.au/" xlink:type="simple">NO – but on australian gutenberg -- http://gutenberg.net.au</text:a></text:p>
          </table:table-cell>
          <table:table-cell office:value-type="string" calcext:value-type="string">
            <text:p>train/unsegmented/womens_classics/mrs._dalloway/*.mp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he New Testament</text:p>
          </table:table-cell>
          <table:table-cell table:style-name="ce3" office:value-type="time" office:time-value="PT21H02M00S" calcext:value-type="time">
            <text:p>21: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5" table:formula="of:=ROUND(+[.E45]+[.F45]/60;2)" office:value-type="float" office:value="21.03" calcext:value-type="float">
            <text:p>21,03</text:p>
          </table:table-cell>
          <table:table-cell table:style-name="ce6"/>
          <table:table-cell office:value-type="string" calcext:value-type="string">
            <text:p>OK – king james version</text:p>
          </table:table-cell>
          <table:table-cell office:value-type="string" calcext:value-type="string">
            <text:p>train/unsegmented/religion/bible_new_testament_lower_quality_64/*.mp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Song of Salomon</text:p>
          </table:table-cell>
          <table:table-cell table:style-name="ce3" office:value-type="time" office:time-value="PT00H18M00S" calcext:value-type="time">
            <text:p>00: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table:formula="of:=ROUND(+[.E46]+[.F46]/60;2)" office:value-type="float" office:value="0.3" calcext:value-type="float">
            <text:p>0,3</text:p>
          </table:table-cell>
          <table:table-cell table:style-name="ce6"/>
          <table:table-cell office:value-type="string" calcext:value-type="string">
            <text:p>OK – king james version</text:p>
          </table:table-cell>
          <table:table-cell office:value-type="string" calcext:value-type="string">
            <text:p>train/unsegmented/religion/bible_psalms_proverbs_song_of_salomon_ecclesiastes_isaiah/songs_of_salomon/*.mp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Ecclesiastes</text:p>
          </table:table-cell>
          <table:table-cell table:style-name="ce3" office:value-type="time" office:time-value="PT00H38M00S" calcext:value-type="time">
            <text:p>00: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5" table:formula="of:=ROUND(+[.E47]+[.F47]/60;2)" office:value-type="float" office:value="0.63" calcext:value-type="float">
            <text:p>0,63</text:p>
          </table:table-cell>
          <table:table-cell table:style-name="ce6"/>
          <table:table-cell office:value-type="string" calcext:value-type="string">
            <text:p>OK – king james version</text:p>
          </table:table-cell>
          <table:table-cell office:value-type="string" calcext:value-type="string">
            <text:p>train/unsegmented/religion/bible_psalms_proverbs_song_of_salomon_ecclesiastes_isaiah/ecclesiastes/*.mp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calcext:value-type="string">
            <text:p>The Proverbs</text:p>
          </table:table-cell>
          <table:table-cell table:style-name="ce3" office:value-type="time" office:time-value="PT01H44M00S" calcext:value-type="time">
            <text:p>01: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ce5" table:formula="of:=ROUND(+[.E48]+[.F48]/60;2)" office:value-type="float" office:value="1.73" calcext:value-type="float">
            <text:p>1,73</text:p>
          </table:table-cell>
          <table:table-cell table:style-name="ce6"/>
          <table:table-cell office:value-type="string" calcext:value-type="string">
            <text:p>OK – king james version</text:p>
          </table:table-cell>
          <table:table-cell office:value-type="string" calcext:value-type="string">
            <text:p>train/unsegmented/religion/bible_psalms_proverbs_song_of_salomon_ecclesiastes_isaiah/proverbs/*.mp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he Book of the Prophet Isaiah</text:p>
          </table:table-cell>
          <table:table-cell table:style-name="ce3" office:value-type="time" office:time-value="PT02H02M00S" calcext:value-type="time">
            <text:p>02:0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ROUND(+[.E49]+[.F49]/60;2)" office:value-type="float" office:value="2.03" calcext:value-type="float">
            <text:p>2,03</text:p>
          </table:table-cell>
          <table:table-cell table:style-name="ce6"/>
          <table:table-cell office:value-type="string" calcext:value-type="string">
            <text:p>OK – king james version</text:p>
          </table:table-cell>
          <table:table-cell office:value-type="string" calcext:value-type="string">
            <text:p>train/unsegmented/religion/bible_psalms_proverbs_song_of_salomon_ecclesiastes_isaiah/isaiah/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tal train:</text:p>
          </table:table-cell>
          <table:table-cell table:formula="of:=SUM([.G2:.G49])" office:value-type="float" office:value="305.16" calcext:value-type="float">
            <text:p>305,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y</text:p>
          </table:table-cell>
          <table:table-cell table:formula="of:=[.G11]+[.G21]+[.G3]+[.G4]+[.G5]+[.G6]+[.G7]+[.G8]+[.G9]+[.G11]+[.G12]+[.G15]+[.G19]+[.G22]+[.G23]+[.G24]+[.G25]+[.G26]+[.G27]+[.G29]+[.G34]+[.G37]+[.G39]+[.G40]+[.G41]" office:value-type="float" office:value="182.33" calcext:value-type="float">
            <text:p>182,33</text:p>
          </table:table-cell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£</number:text>
      <number:number number:decimal-places="0" loext:min-decimal-places="0" number:min-integer-digits="1" number:grouping="true"/>
    </number:number-style>
    <number:number-style style:name="N107">
      <number:text>-£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loext:min-decimal-places="2" number:min-integer-digits="1" number:grouping="true"/>
    </number:number-style>
    <number:number-style style:name="N109">
      <number:text>-£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£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9T10:25:13.515463167</dc:date>
    <meta:editing-duration>PT4M2S</meta:editing-duration>
    <meta:editing-cycles>1</meta:editing-cycles>
    <meta:document-statistic meta:table-count="3" meta:cell-count="437" meta:object-count="0"/>
    <meta:generator>LibreOffice/6.0.7.3$Linux_X86_64 LibreOffice_project/00m0$Build-3</meta:generator>
  </office:meta>
</office:document-meta>
</file>